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lament</text:p>
          </table:table-cell>
          <table:table-cell office:value-type="string" calcext:value-type="string">
            <text:p>Kanzler</text:p>
          </table:table-cell>
          <table:table-cell office:value-type="float" office:value="1020" calcext:value-type="float">
            <text:p>1020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Jon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ze</text:p>
          </table:table-cell>
          <table:table-cell office:value-type="float" office:value="765" calcext:value-type="float">
            <text:p>765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Ti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ster</text:p>
          </table:table-cell>
          <table:table-cell office:value-type="float" office:value="510" calcext:value-type="float">
            <text:p>510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string" calcext:value-type="string">
            <text:p>Lin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Charlot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string" calcext:value-type="string">
            <text:p>Miri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Cla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geordnete mit Jobs</text:p>
          </table:table-cell>
          <table:table-cell office:value-type="float" office:value="200" calcext:value-type="float">
            <text:p>200</text:p>
          </table:table-cell>
          <table:table-cell office:value-type="float" office:value="2082" calcext:value-type="float">
            <text:p>2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38" calcext:value-type="float">
            <text:p>2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ai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89" calcext:value-type="float">
            <text:p>1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85" calcext:value-type="float">
            <text:p>12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bastian Strob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86" calcext:value-type="float">
            <text:p>12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bastian Web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eckman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594" calcext:value-type="float">
            <text:p>25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ilt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183" calcext:value-type="float">
            <text:p>11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rf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09" calcext:value-type="float">
            <text:p>12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lia Berg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10" calcext:value-type="float">
            <text:p>13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onie Drö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51" calcext:value-type="float">
            <text:p>12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ara Drö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54" calcext:value-type="float">
            <text:p>12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iel Giustin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583" calcext:value-type="float">
            <text:p>2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ald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58" calcext:value-type="float">
            <text:p>12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a Kirf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402" calcext:value-type="float">
            <text:p>14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le Kirf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403" calcext:value-type="float">
            <text:p>14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nnah Kol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na Häck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geordnete ohne Job+Staatssekretär</text:p>
          </table:table-cell>
          <table:table-cell office:value-type="float" office:value="450" calcext:value-type="float">
            <text:p>450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Soph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markt</text:p>
          </table:table-cell>
          <table:table-cell office:value-type="string" calcext:value-type="string">
            <text:p>Leitu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lent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gestellte</text:p>
          </table:table-cell>
          <table:table-cell office:value-type="float" office:value="255" calcext:value-type="float">
            <text:p>255</text:p>
          </table:table-cell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 Romm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ie Kübart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onia Thomaschi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k Schube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nedict Krut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161" calcext:value-type="float">
            <text:p>1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ik Kova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566" calcext:value-type="float">
            <text:p>15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trin Haff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zei</text:p>
          </table:table-cell>
          <table:table-cell office:value-type="string" calcext:value-type="string">
            <text:p>Leitung</text:p>
          </table:table-cell>
          <table:table-cell office:value-type="float" office:value="300" calcext:value-type="float">
            <text:p>300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string" calcext:value-type="string">
            <text:p>Sophia Roschman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2087" calcext:value-type="float">
            <text:p>2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my Hentsch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ilio Damin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2032" calcext:value-type="float">
            <text:p>2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o Br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iel Kipp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eremias Bro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178" calcext:value-type="float">
            <text:p>1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pold Delha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389" calcext:value-type="float">
            <text:p>13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x Kel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scha de la Tor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2101" calcext:value-type="float">
            <text:p>2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klas Gerl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582" calcext:value-type="float">
            <text:p>15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tin Schnei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ris Jans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585" calcext:value-type="float">
            <text:p>15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lian Qu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326" calcext:value-type="float">
            <text:p>13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lv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ll</text:p>
          </table:table-cell>
          <table:table-cell office:value-type="string" calcext:value-type="string">
            <text:p>Leitung</text:p>
          </table:table-cell>
          <table:table-cell office:value-type="float" office:value="400" calcext:value-type="float">
            <text:p>400</text:p>
          </table:table-cell>
          <table:table-cell office:value-type="float" office:value="1223" calcext:value-type="float">
            <text:p>12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217" calcext:value-type="float">
            <text:p>1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gestellte</text:p>
          </table:table-cell>
          <table:table-cell office:value-type="float" office:value="255" calcext:value-type="float">
            <text:p>255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2070" calcext:value-type="float">
            <text:p>207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559" calcext:value-type="float">
            <text:p>15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403" calcext:value-type="float">
            <text:p>140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353" calcext:value-type="float">
            <text:p>135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2578" calcext:value-type="float">
            <text:p>257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362" calcext:value-type="float">
            <text:p>136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260" calcext:value-type="float">
            <text:p>126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245" calcext:value-type="float">
            <text:p>124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563" calcext:value-type="float">
            <text:p>156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996" calcext:value-type="float">
            <text:p>199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243" calcext:value-type="float">
            <text:p>124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eitung</text:p>
          </table:table-cell>
          <table:table-cell office:value-type="float" office:value="400" calcext:value-type="float">
            <text:p>400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Valent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string" calcext:value-type="string">
            <text:p>Feli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Rosi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Bart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string" calcext:value-type="string">
            <text:p>Lukas Löbn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Maria Theres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string" calcext:value-type="string">
            <text:p>Dori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2571" calcext:value-type="float">
            <text:p>2571</text:p>
          </table:table-cell>
          <table:table-cell/>
          <table:table-cell office:value-type="string" calcext:value-type="string">
            <text:p>Gi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Amelie Staern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Melisan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string" calcext:value-type="string">
            <text:p>Ele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Isabella Rosch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beitsamt</text:p>
          </table:table-cell>
          <table:table-cell office:value-type="string" calcext:value-type="string">
            <text:p>Leitung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ich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Alessia Hillmey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string" calcext:value-type="string">
            <text:p>Fr. Unger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2062" calcext:value-type="float">
            <text:p>2062</text:p>
          </table:table-cell>
          <table:table-cell/>
          <table:table-cell office:value-type="string" calcext:value-type="string">
            <text:p>Mark-Justin Benninghoff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formula="of:=SUM([.C1:.C85])" office:value-type="float" office:value="24100" calcext:value-type="float">
            <text:p>24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21:46:58.160193572</meta:creation-date>
    <dc:date>2016-07-12T00:50:19.233025346</dc:date>
    <meta:editing-duration>PT2H52M14S</meta:editing-duration>
    <meta:editing-cycles>105</meta:editing-cycles>
    <meta:generator>LibreOffice/5.1.4.2$Linux_X86_64 LibreOffice_project/10m0$Build-2</meta:generator>
    <meta:document-statistic meta:table-count="1" meta:cell-count="296" meta:object-count="0"/>
  </office:meta>
</office:document-meta>
</file>